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4.07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4.07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4.32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9.91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9.914cm"/>
    </style:style>
    <style:style style:name="gr6" style:family="graphic" style:parent-style-name="standard">
      <style:graphic-properties draw:fill-color="#66ffff" draw:textarea-horizontal-align="justify" draw:textarea-vertical-align="middle" draw:auto-grow-height="false" fo:min-height="1.814cm" fo:min-width="8.422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1.906cm" fo:min-width="8.514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906cm" fo:min-width="3.18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10.752cm" fo:min-width="2.374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21cm" fo:min-width="1.99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18.042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1.906cm" fo:min-width="16.89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ffff"/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72cm" svg:height="12.954cm" svg:x="22.09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3.556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3.556cm" svg:x="6.35cm" svg:y="10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3.556cm" svg:x="10.922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3.556cm" svg:x="15.748cm" svg:y="10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14cm" svg:height="3.556cm" svg:x="9.906cm" svg:y="6.0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414cm" svg:height="3.556cm" svg:x="9.906cm" svg:y="1.278cm">
          <text:p text:style-name="P2">Machine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144cm" svg:height="2.286cm" svg:x="10.668cm" svg:y="2.04cm">
          <text:p text:style-name="P2">Web app</text:p>
          <text:p text:style-name="P2"><text:span text:style-name="T1">User interaction: </text:span></text:p>
          <text:p text:style-name="P2"><text:span text:style-name="T1">display datasets, results, graph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9.144cm" svg:height="2.286cm" svg:x="10.668cm" svg:y="6.804cm">
          <text:p text:style-name="P2">Controller</text:p>
          <text:p text:style-name="P2"><text:span text:style-name="T1">Select models, pre-processing pipeline </text:span></text:p>
          <text:p text:style-name="P2"><text:span text:style-name="T1">and parameters. Determines the best</text:span></text:p>
          <text:p text:style-name="P2"><text:span text:style-name="T1">Search strategy. Send instructions to worker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81cm" svg:height="2.286cm" svg:x="2.01cm" svg:y="11.176cm">
          <text:p text:style-name="P2">Worker</text:p>
          <text:p text:style-name="P2"><text:span text:style-name="T1">Performs </text:span></text:p>
          <text:p text:style-name="P2"><text:span text:style-name="T1">pre-processing </text:span></text:p>
          <text:p text:style-name="P2"><text:span text:style-name="T1">and cross validation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81cm" svg:height="2.286cm" svg:x="16.15cm" svg:y="11.176cm">
          <text:p text:style-name="P2">...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048cm" svg:height="11.176cm" svg:x="22.86cm" svg:y="2.286cm">
          <text:p text:style-name="P2">Redis</text:p>
          <text:p text:style-name="P2">Store</text:p>
          <text:p text:style-name="P2"/>
          <text:p text:style-name="P2">queues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20.574cm" svg:y1="3.056cm" svg:x2="22.098cm" svg:y2="3.056cm">
          <text:p/>
        </draw:line>
        <draw:custom-shape draw:style-name="gr11" draw:text-style-name="P7" draw:layer="layout" svg:width="2.54cm" svg:height="0.508cm" svg:x="9.906cm" svg:y="1.278cm">
          <text:p text:style-name="P2"><text:span text:style-name="T2">Mach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54cm" svg:height="0.508cm" svg:x="9.907cm" svg:y="6.079cm">
          <text:p text:style-name="P2"><text:span text:style-name="T2">Mach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54cm" svg:height="0.508cm" svg:x="2.707cm" svg:y="13.779cm">
          <text:p text:style-name="P2"><text:span text:style-name="T2">Machin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54cm" svg:height="0.508cm" svg:x="7.308cm" svg:y="13.78cm">
          <text:p text:style-name="P2"><text:span text:style-name="T2">Machin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54cm" svg:height="0.508cm" svg:x="12.108cm" svg:y="13.78cm">
          <text:p text:style-name="P2"><text:span text:style-name="T2">Machin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54cm" svg:height="0.508cm" svg:x="16.808cm" svg:y="13.78cm">
          <text:p text:style-name="P2"><text:span text:style-name="T2">Machin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54cm" svg:height="0.508cm" svg:x="22.86cm" svg:y="1.27cm">
          <text:p text:style-name="P2"><text:span text:style-name="T2">Machine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20.574cm" svg:y1="7.874cm" svg:x2="22.098cm" svg:y2="7.874cm">
          <text:p/>
        </draw:line>
        <draw:line draw:style-name="gr10" draw:text-style-name="P2" draw:layer="layout" svg:x1="20.32cm" svg:y1="12.446cm" svg:x2="21.844cm" svg:y2="12.446cm">
          <text:p/>
        </draw:line>
        <draw:custom-shape draw:style-name="gr8" draw:text-style-name="P5" draw:layer="layout" svg:width="3.81cm" svg:height="2.286cm" svg:x="6.811cm" svg:y="11.177cm">
          <text:p text:style-name="P2">Worker</text:p>
          <text:p text:style-name="P2"><text:span text:style-name="T1">Performs </text:span></text:p>
          <text:p text:style-name="P2"><text:span text:style-name="T1">pre-processing </text:span></text:p>
          <text:p text:style-name="P2"><text:span text:style-name="T1">and cross validation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81cm" svg:height="2.286cm" svg:x="11.312cm" svg:y="11.178cm">
          <text:p text:style-name="P2">Worker</text:p>
          <text:p text:style-name="P2"><text:span text:style-name="T1">Performs </text:span></text:p>
          <text:p text:style-name="P2"><text:span text:style-name="T1">pre-processing </text:span></text:p>
          <text:p text:style-name="P2"><text:span text:style-name="T1">and cross validation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8.542cm" svg:height="3.556cm" svg:x="1.778cm" svg:y="16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7.526cm" svg:height="2.286cm" svg:x="2.032cm" svg:y="16.51cm">
          <text:p text:style-name="P2">Data</text:p>
          <text:p text:style-name="P2"><text:span text:style-name="T1">Data and result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54cm" svg:height="0.508cm" svg:x="12.446cm" svg:y="19.05cm">
          <text:p text:style-name="P2"><text:span text:style-name="T2">Machine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2:51:59.585550628</meta:creation-date>
    <dc:date>2017-10-05T22:07:58.118240830</dc:date>
    <meta:editing-duration>PT20M56S</meta:editing-duration>
    <meta:editing-cycles>4</meta:editing-cycles>
    <meta:generator>LibreOffice/5.1.6.2$Linux_X86_64 LibreOffice_project/10m0$Build-2</meta:generator>
    <meta:document-statistic meta:object-count="50"/>
  </office:meta>
</office:document-meta>
</file>